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_Bus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o_padrao</text:p>
          </table:table-cell>
          <table:table-cell office:value-type="string" calcext:value-type="string">
            <text:p>Media_Vetor_Ordenado</text:p>
          </table:table-cell>
          <table:table-cell office:value-type="string" calcext:value-type="string">
            <text:p>Tamanho Vetor</text:p>
          </table:table-cell>
          <table:table-cell/>
        </table:table-row>
        <table:table-row table:style-name="ro1">
          <table:table-cell office:value-type="string" calcext:value-type="string">
            <text:p>Busca Sequencial</text:p>
          </table:table-cell>
          <table:table-cell table:number-columns-repeated="2" office:value-type="string" calcext:value-type="string">
            <text:p>0.00183413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131072" calcext:value-type="float">
            <text:p>1310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float" office:value="262144" calcext:value-type="float">
            <text:p>262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office:value-type="float" office:value="524288" calcext:value-type="float">
            <text:p>5242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1:04:30.9097918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0:47:49.267761516</meta:creation-date>
    <dc:date>2021-04-17T11:06:19.759352251</dc:date>
    <meta:editing-duration>PT5H55M40S</meta:editing-duration>
    <meta:editing-cycles>7</meta:editing-cycles>
    <meta:generator>LibreOffice/6.0.7.3$Linux_X86_64 LibreOffice_project/00m0$Build-3</meta:generator>
    <meta:document-statistic meta:table-count="1" meta:cell-count="30" meta:object-count="0"/>
  </office:meta>
</office:document-meta>
</file>